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Sylfaen" svg:font-family="Sylfaen"/>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429in" style:page-number="auto"/>
      <style:text-properties fo:font-size="8.25pt" style:font-size-asian="8.25pt" style:font-size-complex="8.25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6" style:family="paragraph" style:parent-style-name="Body_20_text_20__28_7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9"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0" style:family="paragraph" style:parent-style-name="Body_20_text_20__28_7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11" style:family="paragraph" style:parent-style-name="Body_20_text_20__28_7_29_" style:master-page-name="">
      <style:paragraph-properties fo:margin-left="0.1528in" fo:margin-right="0in" fo:margin-top="0in" fo:margin-bottom="0in" loext:contextual-spacing="false" fo:text-align="justify" style:justify-single-word="false" fo:text-indent="0in" style:auto-text-indent="false" style:page-number="auto">
        <style:tab-stops>
          <style:tab-stop style:position="1.7465in"/>
        </style:tab-stops>
      </style:paragraph-properties>
    </style:style>
    <style:style style:name="P12" style:family="paragraph" style:parent-style-name="Body_20_text_20__28_7_29_" style:master-page-name="">
      <style:paragraph-properties fo:margin-left="0.5138in" fo:margin-right="0in" fo:margin-top="0in" fo:margin-bottom="0in" loext:contextual-spacing="false" fo:text-align="start" style:justify-single-word="false" fo:text-indent="-0.222in" style:auto-text-indent="false" style:page-number="auto"/>
    </style:style>
    <style:style style:name="P13" style:family="paragraph" style:parent-style-name="Body_20_text_20__28_7_29_" style:master-page-name="">
      <style:paragraph-properties fo:margin-left="0.5138in" fo:margin-right="0in" fo:margin-top="0in" fo:margin-bottom="0in" loext:contextual-spacing="false" fo:text-align="start" style:justify-single-word="false" fo:text-indent="0in" style:auto-text-indent="false" style:page-number="auto"/>
    </style:style>
    <style:style style:name="P14" style:family="paragraph" style:parent-style-name="Body_20_text_20__28_5_29_" style:master-page-name="">
      <style:paragraph-properties fo:margin-left="0in" fo:margin-right="0in" fo:margin-top="0in" fo:margin-bottom="0in" loext:contextual-spacing="false" fo:text-indent="0.2083in" style:auto-text-indent="false" style:page-number="auto"/>
    </style:style>
    <style:style style:name="P15" style:family="paragraph" style:parent-style-name="Body_20_text_20__28_5_29_" style:master-page-name="">
      <style:paragraph-properties fo:margin-left="0in" fo:margin-right="0in" fo:margin-top="0in" fo:margin-bottom="0in" loext:contextual-spacing="false" fo:line-height="0.0835in" fo:text-align="start" style:justify-single-word="false" fo:text-indent="0.2083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text-align="start" style:justify-single-word="false" fo:text-indent="0.2083in" style:auto-text-indent="false" style:page-number="auto"/>
    </style:style>
    <style:style style:name="P17" style:family="paragraph" style:parent-style-name="Body_20_text_20__28_6_29_" style:master-page-name="">
      <style:paragraph-properties fo:margin-left="0.1807in" fo:margin-right="0in" fo:margin-top="0in" fo:margin-bottom="0in" loext:contextual-spacing="false" fo:text-indent="-0.1807in" style:auto-text-indent="false" style:page-number="auto"/>
    </style:style>
    <style:style style:name="P18" style:family="paragraph" style:parent-style-name="Body_20_text_20__28_9_29_" style:master-page-name="">
      <style:paragraph-properties fo:margin-left="0.2917in" fo:margin-right="0in" fo:margin-top="0in" fo:margin-bottom="0in" loext:contextual-spacing="false" fo:text-align="start" style:justify-single-word="false" fo:text-indent="0in" style:auto-text-indent="false" style:page-number="auto"/>
    </style:style>
    <style:style style:name="P19" style:family="paragraph" style:parent-style-name="Body_20_text_20__28_7_29_" style:master-page-name="">
      <style:paragraph-properties fo:margin-left="0.2917in" fo:margin-right="0in" fo:margin-top="0in" fo:margin-bottom="0in" loext:contextual-spacing="false" fo:text-align="start" style:justify-single-word="false" fo:text-indent="0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366in"/>
        </style:tab-stops>
      </style:paragraph-properties>
    </style:style>
    <style:style style:name="P23" style:family="paragraph" style:parent-style-name="Body_20_text_20__28_9_29_" style:master-page-name="">
      <style:paragraph-properties fo:margin-left="0.5138in" fo:margin-right="0in" fo:margin-top="0in" fo:margin-bottom="0in" loext:contextual-spacing="false" fo:text-align="start" style:justify-single-word="false" fo:text-indent="-0.139in" style:auto-text-indent="false" style:page-number="auto"/>
    </style:style>
    <style:style style:name="P24" style:family="paragraph" style:parent-style-name="Body_20_text_20__28_7_29_" style:master-page-name="">
      <style:paragraph-properties fo:margin-left="0.3752in" fo:margin-right="0in" fo:margin-top="0in" fo:margin-bottom="0in" loext:contextual-spacing="false" fo:text-align="start" style:justify-single-word="false" fo:text-indent="-0.111in" style:auto-text-indent="false" style:page-number="auto"/>
    </style:style>
    <style:style style:name="P25" style:family="paragraph" style:parent-style-name="Body_20_text_20__28_7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26" style:family="paragraph" style:parent-style-name="Body_20_text_20__28_2_29_" style:master-page-name="">
      <style:paragraph-properties fo:margin-left="0.528in" fo:margin-right="0in" fo:margin-top="0in" fo:margin-bottom="0in" loext:contextual-spacing="false" fo:text-align="start" style:justify-single-word="false" fo:text-indent="0in" style:auto-text-indent="false" style:page-number="auto"/>
    </style:style>
    <style:style style:name="P27" style:family="paragraph" style:parent-style-name="Body_20_text_20__28_6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29" style:family="paragraph" style:parent-style-name="Body_20_text_20__28_5_29_" style:master-page-name="">
      <style:paragraph-properties fo:margin-left="0in" fo:margin-right="0in" fo:margin-top="0in" fo:margin-bottom="0in" loext:contextual-spacing="false" fo:text-indent="0.1528in" style:auto-text-indent="false" style:page-number="auto"/>
    </style:style>
    <style:style style:name="P30" style:family="paragraph" style:parent-style-name="Body_20_text_20__28_2_29_" style:master-page-name="">
      <style:paragraph-properties fo:margin-left="0in" fo:margin-right="0in" fo:margin-top="0in" fo:margin-bottom="0.0736in" loext:contextual-spacing="false" fo:text-align="start" style:justify-single-word="false" fo:text-indent="0.1528in" style:auto-text-indent="false" style:page-number="auto"/>
    </style:style>
    <style:style style:name="P31"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32" style:family="paragraph" style:parent-style-name="Body_20_text_20__28_8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33" style:family="paragraph" style:parent-style-name="Body_20_text_20__28_6_29_" style:master-page-name="">
      <style:paragraph-properties fo:margin-left="0in" fo:margin-right="0.1807in" fo:margin-top="0in" fo:margin-bottom="0in" loext:contextual-spacing="false" fo:text-indent="0in" style:auto-text-indent="false" style:page-number="auto"/>
    </style:style>
    <style:style style:name="P34" style:family="paragraph" style:parent-style-name="Body_20_text_20__28_2_29_" style:master-page-name="">
      <style:paragraph-properties fo:margin-left="0in" fo:margin-right="0.2083in" fo:margin-top="0in" fo:margin-bottom="0in" loext:contextual-spacing="false" fo:text-align="justify" style:justify-single-word="false" fo:text-indent="0in" style:auto-text-indent="false" style:page-number="auto"/>
    </style:style>
    <style:style style:name="P35" style:family="paragraph" style:parent-style-name="Body_20_text_20__28_2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36" style:family="paragraph" style:parent-style-name="Body_20_text_20__28_7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37" style:family="paragraph" style:parent-style-name="Heading_20__23_1" style:master-page-name="">
      <style:paragraph-properties fo:margin-left="0.111in" fo:margin-right="0in" fo:margin-top="0in" fo:margin-bottom="0in" loext:contextual-spacing="false" fo:line-height="0.1665in" fo:keep-together="always" fo:text-indent="0in" style:auto-text-indent="false" style:page-number="auto" fo:keep-with-next="always"/>
    </style:style>
    <style:style style:name="P38" style:family="paragraph" style:parent-style-name="Body_20_text_20__28_3_29_" style:master-page-name="PageStyle0">
      <style:paragraph-properties fo:margin-left="0.111in" fo:margin-right="0in" fo:margin-top="0in" fo:margin-bottom="0.0465in" loext:contextual-spacing="false" fo:line-height="0.1181in" fo:text-indent="0in" style:auto-text-indent="false" style:page-number="1"/>
    </style:style>
    <style:style style:name="P39" style:family="paragraph" style:parent-style-name="Body_20_text_20__28_7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071in"/>
        </style:tab-stops>
      </style:paragraph-properties>
    </style:style>
    <style:style style:name="P40" style:family="paragraph" style:parent-style-name="Body_20_text_20__28_7_29_" style:list-style-name="L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835in"/>
        </style:tab-stops>
      </style:paragraph-properties>
    </style:style>
    <style:style style:name="P41"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02in"/>
        </style:tab-stops>
      </style:paragraph-properties>
    </style:style>
    <style:style style:name="P42"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43"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29in"/>
        </style:tab-stops>
      </style:paragraph-properties>
    </style:style>
    <style:style style:name="P44" style:family="paragraph" style:parent-style-name="Body_20_text_20__28_2_29_" style:master-page-name="PageStyle2">
      <style:paragraph-properties fo:margin-left="0.2083in" fo:margin-right="0in" fo:margin-top="0in" fo:margin-bottom="0in" loext:contextual-spacing="false" fo:text-align="justify" style:justify-single-word="false" fo:text-indent="0in" style:auto-text-indent="false" style:page-number="294"/>
    </style:style>
    <style:style style:name="P45" style:family="paragraph" style:parent-style-name="Body_20_text_20__28_2_29_" style:master-page-name="PageStyle3">
      <style:paragraph-properties fo:margin-left="0.2083in" fo:margin-right="0in" fo:margin-top="0in" fo:margin-bottom="0in" loext:contextual-spacing="false" fo:text-align="justify" style:justify-single-word="false" fo:text-indent="0in" style:auto-text-indent="false" style:page-number="295"/>
    </style:style>
    <style:style style:name="P46" style:family="paragraph" style:parent-style-name="Body_20_text_20__28_2_29_" style:list-style-name="L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835in"/>
        </style:tab-stops>
      </style:paragraph-properties>
    </style:style>
    <style:style style:name="P47"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48"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49" style:family="paragraph" style:parent-style-name="Body_20_text_20__28_6_29_" style:list-style-name="L1" style:master-page-name="PageStyle1">
      <style:paragraph-properties fo:margin-left="0.1807in" fo:margin-right="0in" fo:margin-top="0in" fo:margin-bottom="0in" loext:contextual-spacing="false" fo:text-indent="-0.1807in" style:auto-text-indent="false" style:page-number="293">
        <style:tab-stops>
          <style:tab-stop style:position="0.1071in"/>
        </style:tab-stops>
      </style:paragraph-properties>
    </style:style>
    <style:style style:name="P50" style:family="paragraph" style:parent-style-name="Body_20_text_20__28_6_29_" style:list-style-name="L1"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0445in" fo:margin-right="2.3362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0445in" fo:margin-right="2.3362in" style:editable="false">
        <style:columns fo:column-count="2" fo:column-gap="0.0929in">
          <style:column style:rel-width="32767*" fo:start-indent="0in" fo:end-indent="0.0465in"/>
          <style:column style:rel-width="32768*" fo:start-indent="0.0465in" fo:end-indent="0in"/>
        </style:columns>
      </style:section-properties>
    </style:style>
    <style:style style:name="Sect4" style:family="section">
      <style:section-properties fo:margin-left="2.1752in" fo:margin-right="2.1681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28"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1"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1"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38"><text:span text:style-name="CharStyle4">THE FIRST EPISTLE OF</text:span></text:p>
        <text:h text:style-name="P37" text:outline-level="1"><text:bookmark-start text:name="bookmark0"/><text:span text:style-name="CharStyle6">PETER</text:span><text:bookmark-end text:name="bookmark0"/></text:h>
      </text:section>
      <text:section text:style-name="Sect2" text:name="Section1">
        <text:p text:style-name="P2"/>
        <text:p text:style-name="P1"/>
      </text:section>
      <text:section text:style-name="Sect3" text:name="Section2">
        <text:p text:style-name="Body_20_text_20__28_4_29__20__2b__20_DropCap4">1<text:span text:style-name="CharStyle8"><text:tab/>Peter an apostle of Jesus Christ, to the exiles of the Dispersion in Pontus, Galatia, Cappadocia, Asia, and Bithynia, 2 whom God the Father has pre­destined and chosen, by the con­secration of the Spirit, to obey Jesus Christ and be sprinkled with his blood: may grace and peace be multiplied to you.</text:span></text:p>
        <text:p text:style-name="P7"><text:span text:style-name="CharStyle11">3 Blessed be the God and Father of our Lord Jesus Christ! By his great mercy we have been born anew to a life of hope through the resurrection of Jesus 4 Christ from the dead, bom to an unscathed, inviolate, unfading inheritance; it is kept in heaven </text:span><text:span text:style-name="CharStyle12">5</text:span><text:span text:style-name="CharStyle11"> for you, and the power of God protects you by faith till you do inherit the salvation which is all ready to be revealed at the last 6 hour. You will rejoice then, though for the passing moment you may need to suffer various </text:span><text:span text:style-name="CharStyle13">7</text:span><text:span text:style-name="CharStyle11"> trials; that is only to prove your faith is sterling (far more pre­cious than gold which is perish­able and yet is tested by fire), and it redounds to your praise and glory and honour at the 8 revelation of Jesus Christ. You never knew him, but you love him; for the moment you do not see him, but you believe in him, and you will thrill with an un- </text:span><text:span text:style-name="CharStyle12">9</text:span><text:span text:style-name="CharStyle11"> speakable and glorious joy to obtain the outcome of your faith in the salvation of your souls, io Even prophets have searched and inquired about that salva­tion, the prophets who proph­esied of the grace that was ix meant for you; the Spirit of mes- siah within them foretold all the suffering of messiah and his</text:span></text:p>
        <text:p text:style-name="P8"><text:span text:style-name="CharStyle11">after-glory, and they pondered when or how this was to come; to them it was revealed that 12 they got this intelligence * not for themselves but for you, re­garding all that has now been disclosed to you by those who preached the gospel to you through the holy Spirit sent from heaven. The very angels long to get a glimpse of this!</text:span></text:p>
        <text:p text:style-name="P30"><text:span text:style-name="CharStyle11">Brace up your minds, then, 13 keep cool, and put your hope for good and all in the grace that is coming to you at the revelation of Jesus Christ. Be obedient 14 children, instead of moulding yourselves to passions that once ruled the days of your igno­rance; as He who called you is 15 holy, so you must be holy too in all your conduct—for it is writ- 16 ten, Fow </text:span><text:span text:style-name="CharStyle14">shall be holy because I am holy.</text:span><text:span text:style-name="CharStyle11"> And as </text:span><text:span text:style-name="CharStyle14">you call upon vj a Father</text:span><text:span text:style-name="CharStyle11"> who judges everyone impartially by what he has done, be reverent in your conduct while you sojourn here below; you know it was </text:span><text:span text:style-name="CharStyle14">not by</text:span><text:span text:style-name="CharStyle11"> perish- 18 able </text:span><text:span text:style-name="CharStyle14">silver</text:span><text:span text:style-name="CharStyle11"> or gold that </text:span><text:span text:style-name="CharStyle14">you were ransomed</text:span><text:span text:style-name="CharStyle11"> from the futile tradi­tions of your past, but by the 19 precious blood of Christ, a lamb unblemished and unstained. He 20 was predestined before the foun­dation of the world and has ap­peared at the end of the ages for your sake; it is by him that you 21 believe in God who raised </text:span><text:span text:style-name="CharStyle15">him </text:span><text:span text:style-name="CharStyle11">from the dead and gave him glory; and thus your faith means hope in God.</text:span></text:p>
        <text:p text:style-name="P29"><text:span text:style-name="CharStyle17">* On the basis of Enoch i. </text:span><text:span text:style-name="CharStyle18">2</text:span><text:span text:style-name="CharStyle17"> (oin etg t^v vfiv </text:span><text:span text:style-name="CharStyle19">yeve&amp;p</text:span><text:span text:style-name="CharStyle17"> Stevooi^niv dXJt* </text:span><text:span text:style-name="CharStyle19">in</text:span><text:span text:style-name="CharStyle17">l jrdccco </text:span><text:span text:style-name="CharStyle19">oloav iyd&gt; XaX&amp;)</text:span><text:span text:style-name="CharStyle17"> Dr, Rendel Harris plausibly reads Stevoovvxo, as above* for the buptovouv of the ordinary text.</text:span></text:p>
      </text:section>
      <text:section text:style-name="Sect4" text:name="Section3">
        <text:list xml:id="list7840158356274514432" text:style-name="L1">
          <text:list-item>
            <text:p text:style-name="P49"><text:span text:style-name="CharStyle21"><text:tab/>Now that your obedience to the Truth has purified your souls for a brotherly love that is sin­cere, love one another heartily</text:span></text:p>
          </text:list-item>
          <text:list-item>
            <text:p text:style-name="P50"><text:span text:style-name="CharStyle21"><text:tab/>and steadily. You are born anew of immortal, not of mortal seed, by </text:span><text:span text:style-name="CharStyle25">the living, lasting</text:span><text:span text:style-name="CharStyle21"> word</text:span></text:p>
          </text:list-item>
          <text:list-item>
            <text:p text:style-name="P41"><text:span text:style-name="CharStyle11"><text:tab/>of </text:span><text:span text:style-name="CharStyle14">God;</text:span><text:span text:style-name="CharStyle11"> for</text:span></text:p>
          </text:list-item>
        </text:list>
        <text:p text:style-name="P19"><text:span text:style-name="CharStyle27">All flesh is</text:span><text:span text:style-name="CharStyle28"> like </text:span><text:span text:style-name="CharStyle27">grass, and all</text:span><text:span text:style-name="CharStyle28"> its </text:span><text:span text:style-name="CharStyle27">glory like the flower of grass: grass withers, its flower fades,</text:span></text:p>
        <text:list xml:id="list173256091251670" text:continue-numbering="true" text:style-name="L1">
          <text:list-item>
            <text:p text:style-name="P39"><text:span text:style-name="CharStyle28"><text:tab/></text:span><text:span text:style-name="CharStyle27">but the Lord’s word lasts for</text:span></text:p>
          </text:list-item>
        </text:list>
        <text:p text:style-name="P13"><text:span text:style-name="CharStyle27">ever</text:span><text:span text:style-name="CharStyle28">—</text:span></text:p>
        <text:p text:style-name="Body_20_text_20__28_4_29__20__2b__20_DropCap1">2<text:span text:style-name="CharStyle8"><text:tab/>and that is </text:span><text:span text:style-name="CharStyle30">the word of the gospel</text:span><text:span text:style-name="CharStyle8"> for you. So off with all malice, all guile and insin­cerity and envy and slander of 2 every kind! Like newly born children, thirst for the pure, spiritual milk to make you grow 3 up to salvation. You have had a taste of the kindness of the 4 Lord: come to him then—come to that living Stone which men have rejected and God holds </text:span><text:span text:style-name="CharStyle31">5</text:span><text:span text:style-name="CharStyle8"> choice and precious; come and, like living stones yourselves, be built into a spiritual house, to form a consecrated priesthood for the offering of those spiritual sacrifices that are acceptable to 6 God through Jesus Christ. For thus it stands in Scripture:</text:span></text:p>
        <text:p text:style-name="P19"><text:span text:style-name="CharStyle27">Here I lay a Stone in Sion, a choice, a precious corner­stone:</text:span></text:p>
        <text:p text:style-name="P12"><text:span text:style-name="CharStyle27">he who believes in him will never be disappointed.</text:span></text:p>
        <text:p text:style-name="P17"><text:span text:style-name="CharStyle32">7</text:span><text:span text:style-name="CharStyle21"> Now you believe, you hold him ‘precious,’ but as for the unbelieving—</text:span></text:p>
        <text:p text:style-name="P12"><text:span text:style-name="CharStyle27">the very stone the builders re­jected</text:span></text:p>
        <text:p text:style-name="P12"><text:span text:style-name="CharStyle27">is now the cornerstone,</text:span></text:p>
        <text:p text:style-name="P9"><text:span text:style-name="CharStyle11">8 </text:span><text:span text:style-name="CharStyle14">a stone over which men stumble </text:span><text:span text:style-name="CharStyle11">and </text:span><text:span text:style-name="CharStyle14">a rock of offence;</text:span><text:span text:style-name="CharStyle11"> they </text:span><text:span text:style-name="CharStyle14">stumble</text:span><text:span text:style-name="CharStyle11"> over it in their disobedi­ence to God’s word. Such is 9 their appointed doom. But you</text:span></text:p>
        <text:p text:style-name="P6"><text:span text:style-name="CharStyle28">are </text:span><text:span text:style-name="CharStyle27">the elect race, the royal priesthood, the consecrated na­tion, the People who belong to Him, that you may proclaim the wondrous deeds</text:span><text:span text:style-name="CharStyle28"> of Him who has called you from darkness to his wonderful light-—you who 10 once were </text:span><text:span text:style-name="CharStyle27">no people</text:span><text:span text:style-name="CharStyle28"> and now are </text:span><text:span text:style-name="CharStyle27">God’s people,</text:span><text:span text:style-name="CharStyle28"> you </text:span><text:span text:style-name="CharStyle27">who</text:span><text:span text:style-name="CharStyle28"> once </text:span><text:span text:style-name="CharStyle27">were unpitied</text:span><text:span text:style-name="CharStyle28"> and now </text:span><text:span text:style-name="CharStyle27">are pitied.</text:span></text:p>
        <text:p text:style-name="P27"><text:span text:style-name="CharStyle21">Beloved, as </text:span><text:span text:style-name="CharStyle25">sojourners and</text:span><text:span text:style-name="CharStyle21"> 11 </text:span><text:span text:style-name="CharStyle25">exiles</text:span><text:span text:style-name="CharStyle21"> I appeal to you to abstain from the passions of the flesh that wage war upon the soul; bear yourselves uprightly before 12 pagans; so that, for all their slander of you as bad characters, they may come to glorify God when you are put upon your trial, by what they see of your good conduct.</text:span></text:p>
        <text:p text:style-name="P28"><text:span text:style-name="CharStyle11">Submit for the Lord’s sake to 13 any human authority; submit to the emperor as supreme, and to 14 governors as deputed by him for the punishment of wrongdoers and the encouragement of hon­est people—for it is the will of 15 God that by your honest lives you should silence the ignorant charges of foolish persons. Live 16 like free men, only never make your freedom a pretext for mis­conduct; live like servants of God. Do honour to all, love the 17 brotherhood, </text:span><text:span text:style-name="CharStyle14">reverence God, honour the emperor.</text:span></text:p>
        <text:p text:style-name="P27"><text:span text:style-name="CharStyle21">Servants, be submissive to 18 your masters with perfect re­spect, not simply to those who are kind and reasonable but to the surly as well; for it is a merit 19 when from a sense of God one bears the pain of unjust suffer­ing. Where is the credit in stand- 20 mg punishment for having done wrong? No, if you stand suffer­ing for having done right, that is what God counts a merit. And this is your vocation; for when 21</text:span></text:p>
      </text:section>
      <text:section text:style-name="Sect4" text:name="Section4">
        <text:p text:style-name="P44"><text:span text:style-name="CharStyle11">Christ suffered for you, he left you an example, and you must be following his footsteps.</text:span></text:p>
        <text:list xml:id="list3726475745965494078" text:style-name="L2">
          <text:list-item>
            <text:p text:style-name="P40"><text:span text:style-name="CharStyle28"><text:tab/></text:span><text:span text:style-name="CharStyle27">He committed no sin,</text:span></text:p>
          </text:list-item>
        </text:list>
        <text:p text:style-name="P36"><text:span text:style-name="CharStyle27">no guile was ever found upon his lips;</text:span></text:p>
        <text:list xml:id="list173255817652356" text:continue-numbering="true" text:style-name="L2">
          <text:list-item>
            <text:p text:style-name="P46"><text:span text:style-name="CharStyle11"><text:tab/>he was reviled and he made no</text:span></text:p>
          </text:list-item>
        </text:list>
        <text:p text:style-name="P26"><text:span text:style-name="CharStyle11">retort,</text:span></text:p>
        <text:p text:style-name="P35"><text:span text:style-name="CharStyle11">he suffered and he never threatened,</text:span></text:p>
        <text:p text:style-name="P16"><text:span text:style-name="CharStyle11">but left everything to Him who </text:span><text:span text:style-name="CharStyle12">34</text:span><text:span text:style-name="CharStyle11"> judges justly; </text:span><text:span text:style-name="CharStyle14">he bore</text:span><text:span text:style-name="CharStyle11"> our </text:span><text:span text:style-name="CharStyle14">sins </text:span><text:span text:style-name="CharStyle11">in ms own body on the gibbet, that we might break with sin and live the good life; it is </text:span><text:span text:style-name="CharStyle14">by</text:span><text:span text:style-name="CharStyle11"> his </text:span><text:span text:style-name="CharStyle14">wounds</text:span><text:span text:style-name="CharStyle11"> that </text:span><text:span text:style-name="CharStyle14">you have been </text:span><text:span text:style-name="CharStyle11">25 </text:span><text:span text:style-name="CharStyle14">healed.</text:span><text:span text:style-name="CharStyle11"> You were indeed </text:span><text:span text:style-name="CharStyle14">astray like sheep,</text:span><text:span text:style-name="CharStyle11"> but you have come back now to the Shepherd and Guardian of your souls.</text:span></text:p>
        <text:p text:style-name="Body_20_text_20__28_4_29__20__2b__20_DropCap3">3<text:span text:style-name="CharStyle8"><text:tab/>In the same way, you wives must be submissive to your husbands, so that even those who will not believe the Word may be won over without a word by the behaviour of their 2 wives, when they see how chaste 3 and reverent you are. You are not to adorn yourselves on the outside with braids of hair and ornaments of gold and changes 4 of dress, but inside, in the heart, with the immortal beauty of a gentle, modest spirit, which in the sight of God is of rare value. 5 It was in this way that the holy women who long ago hoped in God adorned themselves. They were submissive to their hus- 6 bands. Thus Sara obeyed Abra­ham by </text:span><text:span text:style-name="CharStyle30">calling him ‘lord.’</text:span><text:span text:style-name="CharStyle8"> And you are daughters of Sara, if you do what is right and </text:span><text:span text:style-name="CharStyle30">yield </text:span><text:span text:style-name="CharStyle8">7 </text:span><text:span text:style-name="CharStyle30">to no panic*</text:span><text:span text:style-name="CharStyle8"> In the same way you husbands must be con­siderate in living with your wives, since they are the weaker sex; you must honour them as</text:span></text:p>
        <text:p text:style-name="P14"><text:span text:style-name="CharStyle17">* Apparently an allusion to the fear of violence at the hands of their (pagan?) husbands. The language, but not the idea, is that of Proverbs iii. 25.</text:span></text:p>
        <text:p text:style-name="P34"><text:span text:style-name="CharStyle11">heirs equally with yourselves of the grace of Life, so that your prayers may not be hindered.</text:span></text:p>
        <text:p text:style-name="P28"><text:span text:style-name="CharStyle11">Lastly, you must all be united, 8 you must have sympathy, broth­erly love, compassion, and hu­mility, never paying back evil for evil, never reviling when you 9 are reviled, but on the contrary blessing. For this is your voca­tion, to bless and to inherit bless­ing;</text:span></text:p>
        <text:p text:style-name="P11"><text:span text:style-name="CharStyle27">he who would love Life</text:span><text:span text:style-name="CharStyle28"><text:tab/>10</text:span></text:p>
        <text:p text:style-name="P24"><text:span text:style-name="CharStyle27">and enjoy good days,</text:span></text:p>
        <text:p text:style-name="P25"><text:span text:style-name="CharStyle27">let him keep his tongue from evil</text:span></text:p>
        <text:p text:style-name="P24"><text:span text:style-name="CharStyle27">and his lips from speaking guile:</text:span></text:p>
        <text:p text:style-name="P25"><text:span text:style-name="CharStyle27">let him shun wrong and do 11 right,</text:span></text:p>
        <text:p text:style-name="P24"><text:span text:style-name="CharStyle27">let him seek peace, making peace his aim.</text:span></text:p>
        <text:p text:style-name="P10"><text:span text:style-name="CharStyle27">For the eyes of the Lord are</text:span><text:span text:style-name="CharStyle28"> 12 </text:span><text:span text:style-name="CharStyle27">on the upright, and his ears are open to their cry;</text:span></text:p>
        <text:p text:style-name="P25"><text:span text:style-name="CharStyle27">but the face of the Lord is set against wrongdoers.</text:span></text:p>
        <text:p text:style-name="P8"><text:span text:style-name="CharStyle11">And yet who will wrong you if 13 you have a passion for goodness? Even supposing you have to suf- 14 fer for the sake of what is right, still you are blessed. </text:span><text:span text:style-name="CharStyle14">Have no fear of their threats, never let that trouble you,</text:span><text:span text:style-name="CharStyle11"> but </text:span><text:span text:style-name="CharStyle14">reverence</text:span><text:span text:style-name="CharStyle11"> 15 Christ as </text:span><text:span text:style-name="CharStyle14">Lord</text:span><text:span text:style-name="CharStyle11"> in your own hearts. Always be ready with a reply for anyone who calls you to account for the hope you cherish, but answer gently and with a sense of reverence; and 16 see that you have a clean con­science, so that, for all their slander of you, these libellers of your good Christian be­haviour may be ashamed.</text:span></text:p>
        <text:p text:style-name="P28"><text:span text:style-name="CharStyle11">For it is better to suffer for 17 doing right (if that should be the will of God) than for doing wrong. Christ himself died for 18 sins, once for all, a just man for</text:span></text:p>
        <text:p text:style-name="P45"><text:span text:style-name="CharStyle11">unjust men, that he might bring us near to God; in the flesh he was put to death but he came</text:span></text:p>
        <text:list xml:id="list4066011371771729698" text:style-name="L3">
          <text:list-item>
            <text:p text:style-name="P47"><text:span text:style-name="CharStyle11"><text:tab/>to life in the Spirit. (It was in the Spirit that Enoch * also went and preached to the im-</text:span></text:p>
          </text:list-item>
          <text:list-item>
            <text:p text:style-name="P48"><text:span text:style-name="CharStyle11"><text:tab/>prisoned spirits who had dis­obeyed at the time when God’s patience held out during the construction of the ark in the days of Noah—the ark by which only a few souls, eight in all, were brought safely through the</text:span></text:p>
          </text:list-item>
          <text:list-item>
            <text:p text:style-name="P48"><text:span text:style-name="CharStyle11"><text:tab/>water. Baptism, the counter­part of that, saves you to-day (not the mere washing of dirt from the flesh but the prayer for a clean conscience before God) by the resurrection of Jesus Christ who is </text:span><text:span text:style-name="CharStyle14">at God’s right</text:span></text:p>
          </text:list-item>
          <text:list-item>
            <text:p text:style-name="P48"><text:span text:style-name="CharStyle11"><text:tab/></text:span><text:span text:style-name="CharStyle14">hand</text:span><text:span text:style-name="CharStyle11">—for he went to heaven after angels and authorities and powers celestial had been made subject to him.)</text:span></text:p>
          </text:list-item>
        </text:list>
        <text:p text:style-name="Body_20_text_20__28_2_29__20__2b__20_DropCap2">4<text:span text:style-name="CharStyle11"><text:tab/>Well, as Christ has suffered for us in the flesh, let this very conviction that he who has suffered in the flesh gets quit of 2 sin, nerve you to spend the rest of your time in the flesh for the wifi of God and no longer for </text:span><text:span text:style-name="CharStyle12">3</text:span><text:span text:style-name="CharStyle11"> human passions. It is quite enough to have done as pagans choose to do, during the time gone by! You used to lead lives of sensuality, lust, carousing, revelry, dissipation and illicit 4 idolatry, and it astonishes pa­gans that you will not plunge with them still into the same flood of profligacy. They abuse 5 you, but they will have to an­swer for that to Him who is pre­pared to judge the living and 6 the dead (for this was why the gospel was preached to the dead</text:span></text:p>
        <text:p text:style-name="P14"><text:span text:style-name="CharStyle17">* Accepting the emendation of Dr. </text:span><text:span text:style-name="CharStyle35">Rendel </text:span><text:span text:style-name="CharStyle17">Harris that </text:span><text:span text:style-name="CharStyle36">’Evgjy </text:span><text:span text:style-name="CharStyle17">has been omitted after </text:span><text:span text:style-name="CharStyle19">iv</text:span><text:span text:style-name="CharStyle17"> &lt;&amp; xai (ENQKAI [ENQX])» hy “a scribe’s blunder in drop­ping some repeated letters.” The story of this mission is told in the Book of Enoch (see above, p. 292).</text:span></text:p>
        <text:p text:style-name="P33"><text:span text:style-name="CharStyle21">as well, that while they are judged in the flesh as men, they may live as God lives in the spirit).</text:span></text:p>
        <text:p text:style-name="P21"><text:span text:style-name="CharStyle11">Now the end of all is near. 7 Steady then, keep cool and pray! Above all, be keen to 8 love one another, for </text:span><text:span text:style-name="CharStyle14">love hides </text:span><text:span text:style-name="CharStyle11">a host of </text:span><text:span text:style-name="CharStyle14">sins.</text:span><text:span text:style-name="CharStyle11"> Be hospitable to 9 each other, and never grudge it. You must serve one another, 10 each with the talent he has re­ceived, as efficient stewards of God’s varied grace; if anyone 11 preaches, he must preach as one who utters the words of God; if anyone renders some service, it must be as one who is supplied by God with power—so that in everything God may be glorified through Jesus Christ. The glory and the dominion are his for ever and ever: Amen.</text:span></text:p>
        <text:p text:style-name="P21"><text:span text:style-name="CharStyle11">Beloved, do not be surprised 12 at the ordeal that has come to test you, as though some foreign thing befell you. You are shar- </text:span><text:span text:style-name="CharStyle37">13 </text:span><text:span text:style-name="CharStyle11">ing what Christ suffered; so re­joice in it, that you may also re­joice and exult when his glory is revealed. If </text:span><text:span text:style-name="CharStyle14">you are denounced</text:span><text:span text:style-name="CharStyle11"> 14 for the sake of </text:span><text:span text:style-name="CharStyle14">Christ,</text:span><text:span text:style-name="CharStyle11"> you are blessed; for then </text:span><text:span text:style-name="CharStyle14">the Spirit of </text:span><text:span text:style-name="CharStyle11">glory and power, the Spirit of </text:span><text:span text:style-name="CharStyle14">God</text:span><text:span text:style-name="CharStyle11"> himself, </text:span><text:span text:style-name="CharStyle14">is resting on you. </text:span><text:span text:style-name="CharStyle11">None of you must suffer as a </text:span><text:span text:style-name="CharStyle37">15 </text:span><text:span text:style-name="CharStyle11">murderer or a thief or a bad character or a revolutionary; but 16 if a man suffers for being a Christian, he need not be ashamed, he should rather glo­rify God for that.</text:span></text:p>
        <text:p text:style-name="P22"><text:span text:style-name="CharStyle11">It is time for the Judgment </text:span><text:span text:style-name="CharStyle14">to</text:span><text:span text:style-name="CharStyle11"> 17 </text:span><text:span text:style-name="CharStyle14">begin with the household of God; </text:span><text:span text:style-name="CharStyle11">and if it begins with us, what will be the fate of those who refuse obedience to God’s gospel?<text:tab/></text:span><text:span text:style-name="CharStyle12"><text:span text:style-name="T1">1</text:span></text:span></text:p>
        <text:p text:style-name="P32"><text:span text:style-name="CharStyle39">If the just man is scarcely</text:span><text:span text:style-name="CharStyle40"> </text:span><text:span text:style-name="CharStyle41">18 </text:span><text:span text:style-name="CharStyle39">saved,</text:span></text:p>
        <text:p text:style-name="P23"><text:span text:style-name="CharStyle43">what will become of the im­pious and sinful?</text:span></text:p>
        <text:p text:style-name="P9"><text:span text:style-name="CharStyle11">19 So let those who by the will of God are suffering trust their souls to him, their faithful Crea­tor, as they continue to do right. Now I make this appeal to your presbyters (for I am a presbyter myself, I was a witness of what Christ suffered and I am to share the glory that shall be revealed), be shepherds to your</text:span></text:p>
        <text:list xml:id="list3743288976402275097" text:style-name="L4">
          <text:list-item>
            <text:p text:style-name="P42"><text:span text:style-name="CharStyle11"><text:tab/>flock of God; take charge of them willingly * instead of being pressed to it, and not to make a base profit </text:span><text:soft-page-break/><text:span text:style-name="CharStyle11">from it but freely,</text:span></text:p>
          </text:list-item>
          <text:list-item>
            <text:p text:style-name="P42"><text:span text:style-name="CharStyle11"><text:tab/>nor by way of lording it over your charges but proving a pat-</text:span></text:p>
          </text:list-item>
          <text:list-item>
            <text:p text:style-name="P42"><text:span text:style-name="CharStyle11"><text:tab/>tern to the flock. Then you will receive the unfading crown of glory, when the chief Shepherd</text:span></text:p>
          </text:list-item>
          <text:list-item>
            <text:p text:style-name="P42"><text:span text:style-name="CharStyle11"><text:tab/>makes his appearance. You younger men must also submit to the presbyters. Indeed you must all put on the apron of hu­mility to serve one another, for</text:span></text:p>
          </text:list-item>
        </text:list>
        <text:p text:style-name="P18"><text:span text:style-name="CharStyle43">the haughty God opposes, but to the humble he gives grace.</text:span></text:p>
        <text:list xml:id="list173256231304882" text:continue-numbering="true" text:style-name="L4">
          <text:list-item>
            <text:p text:style-name="P43"><text:span text:style-name="CharStyle11"><text:tab/>Humble yourselves under the strong hand of God, then, so that when the time comes, he </text:span><text:span text:style-name="CharStyle44">* Omitting </text:span><text:span text:style-name="CharStyle45">xaT&amp; deov.</text:span></text:p>
          </text:list-item>
        </text:list>
        <text:p text:style-name="P7"><text:span text:style-name="CharStyle11">may raise you; let all your anx- 7 ieties fall upon him, for his great interest is in you.</text:span></text:p>
        <text:p text:style-name="P20"><text:span text:style-name="CharStyle11">Keep cool, keep awake. Your 8 enemy the devil prowls like a roaring lion, looking out for someone to devour. Resist him; 9 keep your foothold in the faith, and learn to pay the same tax of suffering as the rest of your brotherhood throughout the world. Once you have suffered 10 for a little, the God of all grace who has called you to his eter­nal glory in Christ Jesus, will * repair, recruit, and strengthen you. The dominion is his for 11 ever and ever: Amen.</text:span></text:p>
        <text:p text:style-name="P21"><text:span text:style-name="CharStyle11">By the hand of Silvanus, a 12 faithful brother (in my opinion),</text:span></text:p>
        <text:p text:style-name="P31"><text:span text:style-name="CharStyle11">I have written you these few lines of encouragement, to testi­fy that this is what God’s true grace means. Stand in that grace.</text:span></text:p>
        <text:p text:style-name="P21"><text:span text:style-name="CharStyle11">Your sister-church in Babylon, 13 elect like yourselves, salutes you.</text:span></text:p>
        <text:p text:style-name="P7"><text:span text:style-name="CharStyle11">So does my son Mark. Salute 14 one another with a kiss of love.</text:span></text:p>
        <text:p text:style-name="P21"><text:span text:style-name="CharStyle11">Peace be to you all who are in Christ Jesus.</text:span></text:p>
        <text:p text:style-name="P15"><text:span text:style-name="CharStyle17">* Omitting fteaeA.t&lt;&amp;&lt;rgi with A B. the Latin and Ethiopic version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Sylfaen" svg:font-family="Sylfaen"/>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margin-top="0.0417in" fo:margin-bottom="0in" loext:contextual-spacing="false" fo:line-height="0.0866in" fo:text-align="justify" style:justify-single-word="false" fo:text-indent="0.1528in" style:auto-text-indent="false" style:page-number="auto" fo:background-color="#ffffff"/>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5pt" fo:letter-spacing="normal" fo:font-style="normal" style:text-underline-style="none" fo:font-weight="bold" style:font-name-asian="David" style:font-family-asian="David" style:font-size-asian="10.5pt" style:font-style-asian="normal" style:font-weight-asian="bold" style:font-name-complex="David" style:font-family-complex="David" style:font-size-complex="10.5pt" style:font-style-complex="normal" style:font-weight-complex="bold"/>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indent="-0.22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72in" fo:text-indent="-0.111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1272in" fo:text-indent="-0.139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align="start" style:justify-single-word="false" fo:text-indent="0.1807in" style:auto-text-indent="false" style:page-number="auto">
        <style:tab-stops>
          <style:tab-stop style:position="0.3437in"/>
        </style:tab-stops>
        <style:drop-cap style:lines="2" style:distance="0.0035in" style:style-name="DropCap2"/>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align="start" style:justify-single-word="false" fo:text-indent="0.2083in" style:auto-text-indent="false" style:page-number="auto">
        <style:tab-stops>
          <style:tab-stop style:position="0.3543in"/>
        </style:tab-stops>
        <style:drop-cap style:lines="2" style:distance="0.0035in" style:style-name="DropCap4"/>
      </style:paragraph-properties>
    </style:style>
    <style:style style:name="Body_20_text_20__28_4_29__20__2b__20_DropCap3" style:display-name="Body text (4) + DropCap3" style:family="paragraph" style:parent-style-name="Body_20_text_20__28_4_29_" style:master-page-name="">
      <style:paragraph-properties fo:margin-left="0in" fo:margin-right="0in" fo:margin-top="0in" fo:margin-bottom="0in" loext:contextual-spacing="false" fo:text-align="start" style:justify-single-word="false" fo:text-indent="0.2083in" style:auto-text-indent="false" style:page-number="auto">
        <style:tab-stops>
          <style:tab-stop style:position="0.3339in"/>
        </style:tab-stops>
        <style:drop-cap style:lines="2" style:distance="0.0035in" style:style-name="DropCap3"/>
      </style:paragraph-properties>
    </style:style>
    <style:style style:name="Body_20_text_20__28_4_29__20__2b__20_DropCap4" style:display-name="Body text (4) + DropCap4" style:family="paragraph" style:parent-style-name="Body_20_text_20__28_4_29_" style:master-page-name="">
      <style:paragraph-properties fo:margin-left="0in" fo:margin-right="0in" fo:margin-top="0in" fo:margin-bottom="0in" loext:contextual-spacing="false" fo:text-indent="0.1807in" style:auto-text-indent="false" style:page-number="auto">
        <style:tab-stops>
          <style:tab-stop style:position="0.3307in"/>
        </style:tab-stops>
        <style:drop-cap style:lines="2" style:distance="0.003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5%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2" style:family="text" style:parent-style-name="CharStyle11">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3" style:family="text" style:parent-style-name="CharStyle11">
      <style:text-properties fo:color="#000000" style:text-position="0% 100%" style:font-name="Verdana" fo:font-family="Verdana" fo:font-size="8pt" fo:letter-spacing="normal" fo:language="en" fo:country="US" fo:font-style="italic" style:font-name-asian="Verdana" style:font-family-asian="Verdana" style:font-size-asian="8pt" style:language-asian="en" style:country-asian="US" style:font-style-asian="italic" style:font-name-complex="Verdana" style:font-family-complex="Verdana" style:font-size-complex="8pt" style:language-complex="en" style:country-complex="US" style:font-style-complex="italic" style:text-scale="100%"/>
    </style:style>
    <style:style style:name="CharStyle14" style:family="text" style:parent-style-name="CharStyle1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5" style:family="text" style:parent-style-name="CharStyle11">
      <style:text-properties fo:color="#000000" style:text-position="0% 100%" fo:letter-spacing="normal" fo:language="en" fo:country="US" style:text-underline-style="solid" style:text-underline-width="auto" style:text-underline-color="font-color" style:language-asian="en" style:country-asian="US" style:language-complex="en" style:country-complex="US" style:text-scale="100%"/>
    </style:style>
    <style:style style:name="CharStyle17" style:family="text" style:parent-style-name="DefaultFontStyle">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CharStyle18" style:family="text" style:parent-style-name="CharStyle17">
      <style:text-properties fo:color="#000000" style:text-position="0% 100%" style:font-name="Georgia" fo:font-family="Georgia" fo:font-size="8.5pt" fo:letter-spacing="normal" fo:language="en" fo:country="US" fo:font-weight="bold" style:font-name-asian="Georgia" style:font-family-asian="Georgia" style:font-size-asian="8.5pt" style:language-asian="en" style:country-asian="US" style:font-weight-asian="bold" style:font-name-complex="Georgia" style:font-family-complex="Georgia" style:font-size-complex="8.5pt" style:language-complex="en" style:country-complex="US" style:font-weight-complex="bold" style:text-scale="70%"/>
    </style:style>
    <style:style style:name="CharStyle19" style:family="text" style:parent-style-name="CharStyle17">
      <style:text-properties fo:color="#000000" style:text-position="0% 100%" fo:font-size="7.5pt" fo:letter-spacing="normal" fo:language="en" fo:country="US" fo:font-style="italic" style:font-size-asian="7.5pt" style:language-asian="en" style:country-asian="US" style:font-style-asian="italic" style:font-size-complex="7.5pt" style:language-complex="en" style:country-complex="US" style:font-style-complex="italic" style:text-scale="100%"/>
    </style:style>
    <style:style style:name="CharStyle2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3" style:family="text" style:parent-style-name="DefaultFontStyle">
      <style:text-properties style:text-line-through-style="none" style:text-line-through-type="none" style:font-name="David" fo:font-family="David" fo:font-size="10.5pt" fo:letter-spacing="normal" fo:font-style="normal" style:text-underline-style="none" fo:font-weight="bold" style:font-name-asian="David" style:font-family-asian="David" style:font-size-asian="10.5pt" style:font-style-asian="normal" style:font-weight-asian="bold" style:font-name-complex="David" style:font-family-complex="David" style:font-size-complex="10.5pt" style:font-style-complex="normal" style:font-weight-complex="bold"/>
    </style:style>
    <style:style style:name="CharStyle24" style:family="text" style:parent-style-name="CharStyle23">
      <style:text-properties fo:color="#000000" style:text-position="0% 100%" fo:language="en" fo:country="US" style:language-asian="en" style:country-asian="US" style:language-complex="en" style:country-complex="US" style:text-scale="100%"/>
    </style:style>
    <style:style style:name="CharStyle25" style:family="text" style:parent-style-name="CharStyle2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7"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8" style:family="text" style:parent-style-name="CharStyle27">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DropCap2" style:family="text">
      <style:text-properties fo:color="#000000" style:text-line-through-style="none" style:text-line-through-type="none" style:text-position="53%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30" style:family="text" style:parent-style-name="CharStyle8">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1" style:family="text" style:parent-style-name="CharStyle8">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32" style:family="text" style:parent-style-name="CharStyle21">
      <style:text-properties fo:color="#000000" style:text-position="0% 100%" style:font-name="Sylfaen" fo:font-family="Sylfaen" fo:font-size="9.5pt" fo:letter-spacing="normal" fo:language="en" fo:country="US" fo:font-style="italic" style:font-name-asian="Sylfaen" style:font-family-asian="Sylfaen" style:font-size-asian="9.5pt" style:language-asian="en" style:country-asian="US" style:font-style-asian="italic" style:font-name-complex="Sylfaen" style:font-family-complex="Sylfaen" style:font-size-complex="9.5pt" style:language-complex="en" style:country-complex="US" style:font-style-complex="italic" style:text-scale="100%"/>
    </style:style>
    <style:style style:name="DropCap3" style:family="text">
      <style:text-properties fo:color="#000000" style:text-line-through-style="none" style:text-line-through-type="none" style:text-position="42%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DropCap4" style:family="text">
      <style:text-properties fo:color="#000000" style:text-line-through-style="none" style:text-line-through-type="none" style:text-position="53%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35" style:family="text" style:parent-style-name="CharStyle17">
      <style:text-properties fo:color="#000000" style:text-position="0% 100%" style:font-name="Georgia" fo:font-family="Georgia" fo:font-size="6.5pt" fo:letter-spacing="normal" fo:language="en" fo:country="US" style:font-name-asian="Georgia" style:font-family-asian="Georgia" style:font-size-asian="6.5pt" style:language-asian="en" style:country-asian="US" style:font-name-complex="Georgia" style:font-family-complex="Georgia" style:font-size-complex="6.5pt" style:language-complex="en" style:country-complex="US" style:text-scale="100%"/>
    </style:style>
    <style:style style:name="CharStyle36" style:family="text" style:parent-style-name="CharStyle17">
      <style:text-properties fo:font-variant="small-caps" fo:color="#000000" style:text-position="0% 100%" style:font-name="Georgia" fo:font-family="Georgia" fo:font-size="6.5pt" fo:letter-spacing="normal" fo:language="en" fo:country="US" style:font-name-asian="Georgia" style:font-family-asian="Georgia" style:font-size-asian="6.5pt" style:language-asian="en" style:country-asian="US" style:font-name-complex="Georgia" style:font-family-complex="Georgia" style:font-size-complex="6.5pt" style:language-complex="en" style:country-complex="US" style:text-scale="100%"/>
    </style:style>
    <style:style style:name="CharStyle37" style:family="text" style:parent-style-name="CharStyle11">
      <style:text-properties fo:color="#000000" style:text-position="0% 100%" fo:letter-spacing="normal" fo:language="en" fo:country="US" style:language-asian="en" style:country-asian="US" style:language-complex="en" style:country-complex="US" style:text-scale="100%"/>
    </style:style>
    <style:style style:name="CharStyle39"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40" style:family="text" style:parent-style-name="CharStyle39">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41" style:family="text" style:parent-style-name="CharStyle39">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43"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44" style:family="text" style:parent-style-name="CharStyle11">
      <style:text-properties fo:color="#000000" style:text-position="0% 100%" style:font-name="David" fo:font-family="David" fo:font-size="8pt" fo:letter-spacing="normal" fo:language="en" fo:country="US" style:font-name-asian="David" style:font-family-asian="David" style:font-size-asian="8pt" style:language-asian="en" style:country-asian="US" style:font-name-complex="David" style:font-family-complex="David" style:font-size-complex="8pt" style:language-complex="en" style:country-complex="US" style:text-scale="100%"/>
    </style:style>
    <style:style style:name="CharStyle45" style:family="text" style:parent-style-name="CharStyle11">
      <style:text-properties fo:color="#000000" style:text-position="0% 100%" fo:font-size="6pt" fo:letter-spacing="normal" fo:language="en" fo:country="US" style:font-size-asian="6pt" style:language-asian="en" style:country-asian="US" style:font-size-complex="6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93in" fo:margin-left="0in" fo:margin-right="0in" fo:margin-bottom="0in"/>
      </style:header-style>
      <style:footer-style>
        <style:header-footer-properties fo:min-height="3.7272in" fo:margin-left="0in" fo:margin-right="0in" fo:margin-top="3.7272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93in" fo:margin-left="0in" fo:margin-right="0in" fo:margin-bottom="0in"/>
      </style:header-style>
      <style:footer-style>
        <style:header-footer-properties fo:min-height="3.6126in" fo:margin-left="0in" fo:margin-right="0in" fo:margin-top="3.6126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9201in" svg:y="0.5634in" draw:z-index="0"><draw:text-box fo:min-height="0.0965in" fo:min-width="2.3799in"><text:p text:style-name="MP3"><text:span text:style-name="CharStyle24">1 PETER 2<text:tab/></text:span><text:page-number text:select-page="current">293</text:page-number></text:p></draw:text-box></draw:frame></text:p>
      </style:header>
      <style:footer>
        <text:p text:style-name="MP2"/>
      </style:footer>
    </style:master-page>
    <style:master-page style:name="PageStyle2" style:page-layout-name="Mpm3">
      <style:header>
        <text:p text:style-name="MP1"><draw:frame draw:style-name="Mfr1" draw:name="1" text:anchor-type="paragraph" svg:x="2.2016in" svg:y="0.5634in" draw:z-index="0"><draw:text-box fo:min-height="0.1098in" fo:min-width="2.4071in"><text:p text:style-name="MP4"><text:page-number text:select-page="current">295</text:page-number><text:span text:style-name="CharStyle24"><text:tab/>1 PETER 3</text:span></text:p></draw:text-box></draw:frame></text:p>
      </style:header>
      <style:header-left>
        <text:p text:style-name="MP1"><draw:frame draw:style-name="Mfr1" draw:name="2" text:anchor-type="paragraph" svg:x="2.2016in" svg:y="0.5634in" draw:z-index="1"><draw:text-box fo:min-height="0.1098in" fo:min-width="2.4071in"><text:p text:style-name="MP4"><text:page-number text:select-page="current">294</text:page-number><text:span text:style-name="CharStyle24"><text:tab/>1 PETER 3</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3" text:anchor-type="paragraph" svg:x="3.9201in" svg:y="0.5634in" draw:z-index="2"><draw:text-box fo:min-height="0.0965in" fo:min-width="2.3799in"><text:p text:style-name="MP3"><text:span text:style-name="CharStyle24">1 PETER 2<text:tab/></text:span><text:page-number text:select-page="current">297</text:page-number></text:p></draw:text-box></draw:frame></text:p>
      </style:header>
      <style:header-left>
        <text:p text:style-name="MP1"><draw:frame draw:style-name="Mfr1" draw:name="4" text:anchor-type="paragraph" svg:x="2.2118in" svg:y="0.5571in" draw:z-index="3"><draw:text-box fo:min-height="0.1165in" fo:min-width="2.3929in"><text:p text:style-name="MP5"><text:page-number text:select-page="current">296</text:page-number><text:span text:style-name="CharStyle24"><text:tab/>1 PETER 6</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6" meta:paragraph-count="78" meta:word-count="2712" meta:character-count="14013" meta:non-whitespace-character-count="11386"/>
    <meta:generator>LibreOffice/4.4.5.2$Windows_x86 LibreOffice_project/a22f674fd25a3b6f45bdebf25400ed2adff0ff99</meta:generator>
  </office:meta>
</office:document-meta>
</file>